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781cm" fo:min-width="3.25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254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779cm" fo:min-width="3.258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2.675cm"/>
      <style:paragraph-properties style:writing-mode="lr-tb"/>
    </style:style>
    <style:style style:name="gr6" style:family="graphic" style:parent-style-name="standard">
      <style:graphic-properties draw:stroke="dash" draw:stroke-dash="Long_20_Dash" svg:stroke-color="#000000" draw:fill="none" draw:fill-color="#ffffff" draw:textarea-horizontal-align="left" draw:auto-grow-height="true" draw:auto-grow-width="true" fo:min-height="0.556cm" fo:min-width="1.048cm"/>
      <style:paragraph-properties style:writing-mode="lr-tb"/>
    </style:style>
    <style:style style:name="gr7" style:family="graphic" style:parent-style-name="standard">
      <style:graphic-properties draw:stroke="dash" draw:stroke-dash="Long_20_Dash" svg:stroke-color="#000000" draw:fill="none" draw:fill-color="#ffffff" draw:textarea-horizontal-align="left" draw:auto-grow-height="true" draw:auto-grow-width="true" fo:min-height="0.556cm" fo:min-width="1.687cm"/>
      <style:paragraph-properties style:writing-mode="lr-tb"/>
    </style:style>
    <style:style style:name="gr8" style:family="graphic" style:parent-style-name="objectwithoutfill">
      <style:graphic-properties svg:stroke-color="#000000" draw:marker-start="Arrowheads_20_1" draw:marker-start-width="0.3cm" draw:marker-end="Arrowheads_20_2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start="Arrowheads_20_7" draw:marker-start-width="0.3cm" draw:marker-end="Arrowheads_20_8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start="Arrowheads_20_9" draw:marker-start-width="0.3cm" draw:marker-end="Arrowheads_20_10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start="Arrowheads_20_11" draw:marker-start-width="0.3cm" draw:marker-end="Arrowheads_20_12" draw:marker-end-width="0.3cm" draw:fill="none" draw:textarea-vertical-align="middle"/>
    </style:style>
    <style:style style:name="gr1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.111cm" fo:min-width="3.258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14" style:family="graphic" style:parent-style-name="objectwithoutfill">
      <style:graphic-properties draw:stroke="dash" draw:stroke-dash="Double_20_Dash" svg:stroke-color="#000000" draw:marker-start="Arrowheads_20_13" draw:marker-start-width="0.3cm" draw:marker-end="Arrowheads_20_14" draw:marker-end-width="0.3cm" draw:fill="none" draw:textarea-vertical-align="middle"/>
    </style:style>
    <style:style style:name="gr15" style:family="graphic" style:parent-style-name="objectwithoutfill">
      <style:graphic-properties draw:stroke="dash" draw:stroke-dash="Double_20_Dash" svg:stroke-color="#000000" draw:marker-start="Arrowheads_20_15" draw:marker-start-width="0.3cm" draw:marker-end="Arrowheads_20_16" draw:marker-end-width="0.3cm" draw:fill="none" draw:textarea-vertical-align="middle"/>
    </style:style>
    <style:style style:name="gr16" style:family="graphic" style:parent-style-name="objectwithoutfill">
      <style:graphic-properties draw:stroke="dash" draw:stroke-dash="Double_20_Dash" svg:stroke-color="#000000" draw:marker-start="Arrowheads_20_17" draw:marker-start-width="0.3cm" draw:marker-end="Arrowheads_20_18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Long_20_Dash" svg:stroke-color="#000000" draw:fill="none" draw:textarea-vertical-align="middle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84cm" fo:min-width="2.8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67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4" style:family="paragraph">
      <loext:graphic-properties draw:fill="none" draw:fill-color="#ffffff"/>
      <style:paragraph-properties style:writing-mode="lr-tb"/>
      <style:text-properties fo:font-size="14pt"/>
    </style:style>
    <style:style style:name="P5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1cm" svg:height="2.083cm" svg:x="3.667cm" svg:y="4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754cm" svg:height="1.361cm" svg:x="4.28cm" svg:y="4.829cm">
          <draw:text-box>
            <text:p text:style-name="P2"><text:span text:style-name="T1">Cargomail</text:span></text:p>
            <text:p text:style-name="P2"><text:span text:style-name="T1">Client</text:span></text:p>
          </draw:text-box>
        </draw:frame>
        <draw:custom-shape draw:style-name="gr3" draw:text-style-name="P1" xml:id="id2" draw:id="id2" draw:layer="layout" svg:width="3.81cm" svg:height="2.081cm" svg:x="8.493cm" svg:y="4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3.694cm" svg:height="0.806cm" svg:x="8.564cm" svg:y="5.127cm">
          <draw:text-box>
            <text:p text:style-name="P2"><text:span text:style-name="T1">Cargo Mailbox</text:span></text:p>
          </draw:text-box>
        </draw:frame>
        <draw:custom-shape draw:style-name="gr1" draw:text-style-name="P1" xml:id="id3" draw:id="id3" draw:layer="layout" svg:width="3.81cm" svg:height="2.083cm" svg:x="13.306cm" svg:y="4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3.175cm" svg:height="0.843cm" svg:x="13.634cm" svg:y="5.129cm">
          <draw:text-box>
            <text:p><text:span text:style-name="T1">gRPC iMTA</text:span></text:p>
          </draw:text-box>
        </draw:frame>
        <draw:frame draw:style-name="gr6" draw:text-style-name="P4" xml:id="id4" draw:id="id4" draw:layer="layout" svg:width="1.548cm" svg:height="0.806cm" svg:x="1.095cm" svg:y="5.101cm">
          <draw:text-box>
            <text:p><text:span text:style-name="T1">User</text:span></text:p>
          </draw:text-box>
        </draw:frame>
        <draw:frame draw:style-name="gr7" draw:text-style-name="P4" xml:id="id5" draw:id="id5" draw:layer="layout" svg:width="2.187cm" svg:height="0.806cm" svg:x="18.132cm" svg:y="5.129cm">
          <draw:text-box>
            <text:p><text:span text:style-name="T1">Internet</text:span></text:p>
          </draw:text-box>
        </draw:frame>
        <draw:connector draw:style-name="gr8" draw:text-style-name="P1" draw:layer="layout" draw:type="line" svg:x1="7.477cm" svg:y1="5.505cm" svg:x2="8.493cm" svg:y2="5.504cm" draw:start-shape="id1" draw:start-glue-point="1" draw:end-shape="id2" draw:end-glue-point="3" svg:d="M7477 5505l1016-1" svg:viewBox="0 0 1017 2">
          <text:p/>
        </draw:connector>
        <draw:connector draw:style-name="gr9" draw:text-style-name="P1" draw:layer="layout" draw:type="line" svg:x1="12.303cm" svg:y1="5.504cm" svg:x2="13.306cm" svg:y2="5.505cm" draw:start-shape="id2" draw:start-glue-point="1" draw:end-shape="id3" draw:end-glue-point="3" svg:d="M12303 5504l1003 1" svg:viewBox="0 0 1004 2">
          <text:p/>
        </draw:connector>
        <draw:connector draw:style-name="gr10" draw:text-style-name="P1" draw:layer="layout" draw:type="line" svg:x1="3.667cm" svg:y1="5.505cm" svg:x2="2.643cm" svg:y2="5.504cm" draw:start-shape="id1" draw:start-glue-point="3" draw:end-shape="id4" draw:end-glue-point="1" svg:d="M3667 5505l-1024-1" svg:viewBox="0 0 1025 2">
          <text:p/>
        </draw:connector>
        <draw:connector draw:style-name="gr11" draw:text-style-name="P1" draw:layer="layout" draw:type="line" svg:x1="17.116cm" svg:y1="5.505cm" svg:x2="18.132cm" svg:y2="5.532cm" draw:start-shape="id3" draw:start-glue-point="1" draw:end-shape="id5" svg:d="M17116 5505l1016 27" svg:viewBox="0 0 1017 28">
          <text:p/>
        </draw:connector>
        <draw:custom-shape draw:style-name="gr12" draw:text-style-name="P1" xml:id="id6" draw:id="id6" draw:layer="layout" svg:width="3.81cm" svg:height="2.413cm" svg:x="8.493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3.796cm" svg:height="1.916cm" svg:x="8.507cm" svg:y="1.258cm">
          <draw:text-box>
            <text:p text:style-name="P2"><text:span text:style-name="T1">OIDC Provider</text:span></text:p>
            <text:p text:style-name="P2"><text:span text:style-name="T1">+</text:span></text:p>
            <text:p text:style-name="P2"><text:span text:style-name="T1">STS &amp; mTLS</text:span></text:p>
          </draw:text-box>
        </draw:frame>
        <draw:connector draw:style-name="gr14" draw:text-style-name="P1" draw:layer="layout" svg:x1="5.572cm" svg:y1="4.464cm" svg:x2="8.493cm" svg:y2="2.206cm" draw:start-shape="id1" draw:start-glue-point="0" draw:end-shape="id6" svg:d="M5572 4464v-2258h2921" svg:viewBox="0 0 2922 2259">
          <text:p/>
        </draw:connector>
        <draw:connector draw:style-name="gr15" draw:text-style-name="P1" draw:layer="layout" svg:x1="10.398cm" svg:y1="4.464cm" svg:x2="10.398cm" svg:y2="3.413cm" draw:start-shape="id2" draw:start-glue-point="0" draw:end-shape="id6" draw:end-glue-point="2" svg:d="M10398 4464v-1051" svg:viewBox="0 0 1 1052">
          <text:p/>
        </draw:connector>
        <draw:connector draw:style-name="gr16" draw:text-style-name="P1" draw:layer="layout" svg:x1="15.211cm" svg:y1="4.464cm" svg:x2="12.303cm" svg:y2="2.206cm" draw:start-shape="id3" draw:start-glue-point="0" draw:end-shape="id6" draw:end-glue-point="1" svg:d="M15211 4464v-2258h-2908" svg:viewBox="0 0 2909 2259">
          <text:p/>
        </draw:connector>
        <draw:line draw:style-name="gr17" draw:text-style-name="P1" draw:layer="layout" svg:x1="17.629cm" svg:y1="0.765cm" svg:x2="17.629cm" svg:y2="6.861cm">
          <text:p/>
        </draw:line>
        <draw:custom-shape draw:style-name="gr18" draw:text-style-name="P5" draw:layer="layout" svg:width="3.81cm" svg:height="2.667cm" svg:x="15.908cm" svg:y="1.78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3" draw:layer="layout" svg:width="3.173cm" svg:height="1.361cm" svg:x="15.947cm" svg:y="2.43cm">
          <draw:text-box>
            <text:p text:style-name="P2"><text:span text:style-name="T1">Identity</text:span></text:p>
            <text:p text:style-name="P2"><text:span text:style-name="T1">Propagatio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2-08-24T10:48:25.112792944</meta:creation-date>
    <meta:generator>LibreOffice/7.4.3.2$Linux_X86_64 LibreOffice_project/8d7af0b9f05ca3f6bf3593323f061d3291e2ce28</meta:generator>
    <dc:date>2022-12-11T11:01:27.982139104</dc:date>
    <dc:creator>Igor Zboran</dc:creator>
    <meta:editing-duration>PT1H9M15S</meta:editing-duration>
    <meta:editing-cycles>28</meta:editing-cycles>
    <meta:document-statistic meta:object-count="20"/>
  </office:meta>
</office:document-meta>
</file>